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12.4118in" svg:height="7.0161in" svg:x="8.0972in" svg:y="0.2091in">
            <draw:object draw:notify-on-update-of-ranges="Sheet1.B3:Sheet1.B11 Sheet1.C2:Sheet1.C2 Sheet1.C3:Sheet1.C11 Sheet1.D2:Sheet1.D2 Sheet1.D3:Sheet1.D11 Sheet1.E2:Sheet1.E2 Sheet1.E3:Sheet1.E11 Sheet1.F2:Sheet1.F2 Sheet1.F3:Sheet1.F11 Sheet1.G2:Sheet1.G2 Sheet1.G3:Sheet1.G11 Sheet1.H2:Sheet1.H2 Sheet1.H3:Sheet1.H11 Sheet1.I2:Sheet1.I2 Sheet1.I3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string" calcext:value-type="string">
            <text:p>REF 15</text:p>
          </table:table-cell>
          <table:table-cell office:value-type="string" calcext:value-type="string">
            <text:p>REF 31</text:p>
          </table:table-cell>
          <table:table-cell office:value-type="string" calcext:value-type="string">
            <text:p>REF 47</text:p>
          </table:table-cell>
          <table:table-cell office:value-type="string" calcext:value-type="string">
            <text:p>REF 6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ashes</text:p>
          </table:table-cell>
          <table:table-cell office:value-type="float" office:value="0.112325631" calcext:value-type="float">
            <text:p>0.112325631</text:p>
          </table:table-cell>
          <table:table-cell table:number-columns-repeated="2"/>
          <table:table-cell table:style-name="ce1" office:value-type="float" office:value="0.4175713" calcext:value-type="float">
            <text:p>0.4175713</text:p>
          </table:table-cell>
          <table:table-cell table:style-name="ce1" office:value-type="float" office:value="0.3045129" calcext:value-type="float">
            <text:p>0.3045129</text:p>
          </table:table-cell>
          <table:table-cell office:value-type="float" office:value="0.250077" calcext:value-type="float">
            <text:p>0.250077</text:p>
          </table:table-cell>
          <table:table-cell table:style-name="ce1" office:value-type="float" office:value="0.233432" calcext:value-type="float">
            <text:p>0.23343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office:value-type="float" office:value="0.0557360259999998" calcext:value-type="float">
            <text:p>0.0557360259999998</text:p>
          </table:table-cell>
          <table:table-cell table:number-columns-repeated="2"/>
          <table:table-cell table:style-name="ce1" office:value-type="float" office:value="0.2674495" calcext:value-type="float">
            <text:p>0.2674495</text:p>
          </table:table-cell>
          <table:table-cell table:style-name="ce1" office:value-type="float" office:value="0.2631038" calcext:value-type="float">
            <text:p>0.2631038</text:p>
          </table:table-cell>
          <table:table-cell office:value-type="float" office:value="0.2529314" calcext:value-type="float">
            <text:p>0.2529314</text:p>
          </table:table-cell>
          <table:table-cell table:style-name="ce1" office:value-type="float" office:value="0.253857" calcext:value-type="float">
            <text:p>0.25385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json</text:p>
          </table:table-cell>
          <table:table-cell office:value-type="float" office:value="0.0433253070000001" calcext:value-type="float">
            <text:p>0.0433253070000001</text:p>
          </table:table-cell>
          <table:table-cell table:number-columns-repeated="2"/>
          <table:table-cell table:style-name="ce1" office:value-type="float" office:value="0.2844413" calcext:value-type="float">
            <text:p>0.2844413</text:p>
          </table:table-cell>
          <table:table-cell table:style-name="ce1" office:value-type="float" office:value="0.2846652" calcext:value-type="float">
            <text:p>0.2846652</text:p>
          </table:table-cell>
          <table:table-cell office:value-type="float" office:value="0.292395" calcext:value-type="float">
            <text:p>0.292395</text:p>
          </table:table-cell>
          <table:table-cell table:style-name="ce1" office:value-type="float" office:value="0.3058131" calcext:value-type="float">
            <text:p>0.3058131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prospero_compile</text:p>
          </table:table-cell>
          <table:table-cell office:value-type="float" office:value="0.0408409709999996" calcext:value-type="float">
            <text:p>0.0408409709999996</text:p>
          </table:table-cell>
          <table:table-cell table:number-columns-repeated="2"/>
          <table:table-cell table:style-name="ce1" office:value-type="float" office:value="0.2373702" calcext:value-type="float">
            <text:p>0.2373702</text:p>
          </table:table-cell>
          <table:table-cell table:style-name="ce1" office:value-type="float" office:value="0.2409712" calcext:value-type="float">
            <text:p>0.2409712</text:p>
          </table:table-cell>
          <table:table-cell office:value-type="float" office:value="0.2522196" calcext:value-type="float">
            <text:p>0.2522196</text:p>
          </table:table-cell>
          <table:table-cell table:style-name="ce1" office:value-type="float" office:value="0.2610543" calcext:value-type="float">
            <text:p>0.261054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spero_eval</text:p>
          </table:table-cell>
          <table:table-cell office:value-type="float" office:value="0.090058278" calcext:value-type="float">
            <text:p>0.090058278</text:p>
          </table:table-cell>
          <table:table-cell table:number-columns-repeated="2"/>
          <table:table-cell table:style-name="ce1" office:value-type="float" office:value="0.3369054" calcext:value-type="float">
            <text:p>0.3369054</text:p>
          </table:table-cell>
          <table:table-cell table:style-name="ce1" office:value-type="float" office:value="0.3379298" calcext:value-type="float">
            <text:p>0.3379298</text:p>
          </table:table-cell>
          <table:table-cell office:value-type="float" office:value="0.3315671" calcext:value-type="float">
            <text:p>0.3315671</text:p>
          </table:table-cell>
          <table:table-cell table:style-name="ce1" office:value-type="float" office:value="0.341696" calcext:value-type="float">
            <text:p>0.34169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and_sort</text:p>
          </table:table-cell>
          <table:table-cell office:value-type="float" office:value="0.0524639440000001" calcext:value-type="float">
            <text:p>0.0524639440000001</text:p>
          </table:table-cell>
          <table:table-cell table:number-columns-repeated="2"/>
          <table:table-cell table:style-name="ce1" office:value-type="float" office:value="0.3718687" calcext:value-type="float">
            <text:p>0.3718687</text:p>
          </table:table-cell>
          <table:table-cell table:style-name="ce1" office:value-type="float" office:value="0.3577844" calcext:value-type="float">
            <text:p>0.3577844</text:p>
          </table:table-cell>
          <table:table-cell office:value-type="float" office:value="0.3594887" calcext:value-type="float">
            <text:p>0.3594887</text:p>
          </table:table-cell>
          <table:table-cell table:style-name="ce1" office:value-type="float" office:value="0.3596374" calcext:value-type="float">
            <text:p>0.359637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apier</text:p>
          </table:table-cell>
          <table:table-cell office:value-type="float" office:value="0.041115562" calcext:value-type="float">
            <text:p>0.041115562</text:p>
          </table:table-cell>
          <table:table-cell table:style-name="ce2" table:number-columns-repeated="2"/>
          <table:table-cell table:style-name="ce2" office:value-type="float" office:value="0.2690006" calcext:value-type="float">
            <text:p>0.2690006</text:p>
          </table:table-cell>
          <table:table-cell table:style-name="ce2" office:value-type="float" office:value="0.2653272" calcext:value-type="float">
            <text:p>0.2653272</text:p>
          </table:table-cell>
          <table:table-cell office:value-type="float" office:value="0.2642514" calcext:value-type="float">
            <text:p>0.2642514</text:p>
          </table:table-cell>
          <table:table-cell table:style-name="ce2" office:value-type="float" office:value="0.2730099" calcext:value-type="float">
            <text:p>0.273009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gex</text:p>
          </table:table-cell>
          <table:table-cell office:value-type="float" office:value="0.027027317" calcext:value-type="float">
            <text:p>0.027027317</text:p>
          </table:table-cell>
          <table:table-cell table:style-name="Default" table:number-columns-repeated="2"/>
          <table:table-cell office:value-type="float" office:value="0.2752241" calcext:value-type="float">
            <text:p>0.2752241</text:p>
          </table:table-cell>
          <table:table-cell office:value-type="float" office:value="0.2770721" calcext:value-type="float">
            <text:p>0.2770721</text:p>
          </table:table-cell>
          <table:table-cell office:value-type="float" office:value="0.2861402" calcext:value-type="float">
            <text:p>0.2861402</text:p>
          </table:table-cell>
          <table:table-cell office:value-type="float" office:value="0.2929583" calcext:value-type="float">
            <text:p>0.292958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zip</text:p>
          </table:table-cell>
          <table:table-cell office:value-type="float" office:value="0.0721204459999999" calcext:value-type="float">
            <text:p>0.0721204459999999</text:p>
          </table:table-cell>
          <table:table-cell table:style-name="Default" table:number-columns-repeated="2"/>
          <table:table-cell office:value-type="float" office:value="0.2562603" calcext:value-type="float">
            <text:p>0.2562603</text:p>
          </table:table-cell>
          <table:table-cell office:value-type="float" office:value="0.2485032" calcext:value-type="float">
            <text:p>0.2485032</text:p>
          </table:table-cell>
          <table:table-cell office:value-type="float" office:value="0.248099" calcext:value-type="float">
            <text:p>0.248099</text:p>
          </table:table-cell>
          <table:table-cell office:value-type="float" office:value="0.2496312" calcext:value-type="float">
            <text:p>0.249631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3:.C11])" office:value-type="float" office:value="0.535013482" calcext:value-type="float">
            <text:p>0.535013482</text:p>
          </table:table-cell>
          <table:table-cell table:style-name="Default" table:formula="of:=SUM([.D3:.D11])" office:value-type="float" office:value="0" calcext:value-type="float">
            <text:p>0</text:p>
          </table:table-cell>
          <table:table-cell table:style-name="Default" table:formula="of:=SUM([.E3:.E11])" office:value-type="float" office:value="0" calcext:value-type="float">
            <text:p>0</text:p>
          </table:table-cell>
          <table:table-cell table:formula="of:=SUM([.F3:.F11])" office:value-type="float" office:value="2.7160914" calcext:value-type="float">
            <text:p>2.7160914</text:p>
          </table:table-cell>
          <table:table-cell table:formula="of:=SUM([.G3:.G11])" office:value-type="float" office:value="2.5798698" calcext:value-type="float">
            <text:p>2.5798698</text:p>
          </table:table-cell>
          <table:table-cell table:formula="of:=SUM([.H3:.H11])" office:value-type="float" office:value="2.5371694" calcext:value-type="float">
            <text:p>2.5371694</text:p>
          </table:table-cell>
          <table:table-cell table:formula="of:=SUM([.I3:.I11])" office:value-type="float" office:value="2.5710892" calcext:value-type="float">
            <text:p>2.571089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1"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8"/>
          <table:table-cell table:style-name="ce2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hashes</text:p>
          </table:table-cell>
          <table:table-cell office:value-type="float" office:value="0.233432" calcext:value-type="float">
            <text:p>0.233432</text:p>
          </table:table-cell>
          <table:table-cell office:value-type="string" calcext:value-type="string">
            <text:p>hashes</text:p>
          </table:table-cell>
          <table:table-cell office:value-type="float" office:value="0.250077" calcext:value-type="float">
            <text:p>0.250077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image</text:p>
          </table:table-cell>
          <table:table-cell office:value-type="float" office:value="0.253857" calcext:value-type="float">
            <text:p>0.253857</text:p>
          </table:table-cell>
          <table:table-cell office:value-type="string" calcext:value-type="string">
            <text:p>image</text:p>
          </table:table-cell>
          <table:table-cell office:value-type="float" office:value="0.2529314" calcext:value-type="float">
            <text:p>0.2529314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json</text:p>
          </table:table-cell>
          <table:table-cell office:value-type="float" office:value="0.3058131" calcext:value-type="float">
            <text:p>0.3058131</text:p>
          </table:table-cell>
          <table:table-cell office:value-type="string" calcext:value-type="string">
            <text:p>json</text:p>
          </table:table-cell>
          <table:table-cell office:value-type="float" office:value="0.292395" calcext:value-type="float">
            <text:p>0.292395</text:p>
          </table:table-cell>
          <table:table-cell table:number-columns-repeated="2"/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prospero_compile</text:p>
          </table:table-cell>
          <table:table-cell office:value-type="float" office:value="0.2610543" calcext:value-type="float">
            <text:p>0.2610543</text:p>
          </table:table-cell>
          <table:table-cell office:value-type="string" calcext:value-type="string">
            <text:p>prospero_compile</text:p>
          </table:table-cell>
          <table:table-cell office:value-type="float" office:value="0.2522196" calcext:value-type="float">
            <text:p>0.2522196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prospero_eval</text:p>
          </table:table-cell>
          <table:table-cell office:value-type="float" office:value="0.341696" calcext:value-type="float">
            <text:p>0.341696</text:p>
          </table:table-cell>
          <table:table-cell office:value-type="string" calcext:value-type="string">
            <text:p>prospero_eval</text:p>
          </table:table-cell>
          <table:table-cell office:value-type="float" office:value="0.3315671" calcext:value-type="float">
            <text:p>0.3315671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rand_sort</text:p>
          </table:table-cell>
          <table:table-cell office:value-type="float" office:value="0.3596374" calcext:value-type="float">
            <text:p>0.3596374</text:p>
          </table:table-cell>
          <table:table-cell office:value-type="string" calcext:value-type="string">
            <text:p>rand_sort</text:p>
          </table:table-cell>
          <table:table-cell office:value-type="float" office:value="0.3594887" calcext:value-type="float">
            <text:p>0.3594887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rapier</text:p>
          </table:table-cell>
          <table:table-cell table:style-name="ce2" office:value-type="float" office:value="0.2730099" calcext:value-type="float">
            <text:p>0.2730099</text:p>
          </table:table-cell>
          <table:table-cell office:value-type="string" calcext:value-type="string">
            <text:p>rapier</text:p>
          </table:table-cell>
          <table:table-cell office:value-type="float" office:value="0.2642514" calcext:value-type="float">
            <text:p>0.26425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gex</text:p>
          </table:table-cell>
          <table:table-cell table:style-name="Default" office:value-type="float" office:value="0.2929583" calcext:value-type="float">
            <text:p>0.2929583</text:p>
          </table:table-cell>
          <table:table-cell office:value-type="string" calcext:value-type="string">
            <text:p>regex</text:p>
          </table:table-cell>
          <table:table-cell office:value-type="float" office:value="0.2861402" calcext:value-type="float">
            <text:p>0.28614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zip</text:p>
          </table:table-cell>
          <table:table-cell table:style-name="Default" office:value-type="float" office:value="0.2496312" calcext:value-type="float">
            <text:p>0.2496312</text:p>
          </table:table-cell>
          <table:table-cell office:value-type="string" calcext:value-type="string">
            <text:p>zip</text:p>
          </table:table-cell>
          <table:table-cell office:value-type="float" office:value="0.248099" calcext:value-type="float">
            <text:p>0.2480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11:41:43.1775990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6:42:09.102454298</meta:creation-date>
    <dc:date>2026-03-21T12:06:18.273700215</dc:date>
    <meta:editing-duration>PT3H3M58S</meta:editing-duration>
    <meta:editing-cycles>16</meta:editing-cycles>
    <meta:generator>LibreOffice/26.2.1.2$Linux_X86_64 LibreOffice_project/4498df292cc7b696862cd17d793f3e8fd1382c8a</meta:generator>
    <meta:document-statistic meta:table-count="1" meta:cell-count="10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27cm" svg:height="17.822cm" xlink:href=".." xlink:type="simple" chart:class="chart:bar" chart:style-name="ch1">
        <chart:legend chart:legend-position="end" svg:x="29.606cm" svg:y="7.118cm" style:legend-expansion="high" chart:style-name="ch2"/>
        <chart:plot-area chart:style-name="ch3" svg:x="0.63cm" svg:y="0.356cm" svg:width="28.346cm" svg:height="17.11cm">
          <chart:coordinate-region svg:x="1.55cm" svg:y="0.556cm" svg:width="27.426cm" svg:height="16.263cm"/>
          <chart:axis chart:dimension="x" chart:name="primary-x" chart:style-name="ch4" chartooo:axis-type="auto">
            <chartooo:date-scale/>
            <chart:categories table:cell-range-address="Sheet1.B3:Sheet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1" chart:label-cell-address="Sheet1.C2:Sheet1.C2" chart:class="chart:bar">
            <chart:data-point chart:repeated="9"/>
          </chart:series>
          <chart:series chart:style-name="ch8" chart:values-cell-range-address="Sheet1.D3:Sheet1.D11" chart:label-cell-address="Sheet1.D2:Sheet1.D2" chart:class="chart:bar">
            <chart:data-point chart:repeated="9"/>
          </chart:series>
          <chart:series chart:style-name="ch9" chart:values-cell-range-address="Sheet1.E3:Sheet1.E11" chart:label-cell-address="Sheet1.E2:Sheet1.E2" chart:class="chart:bar">
            <chart:data-point chart:repeated="9"/>
          </chart:series>
          <chart:series chart:style-name="ch10" chart:values-cell-range-address="Sheet1.F3:Sheet1.F11" chart:label-cell-address="Sheet1.F2:Sheet1.F2" chart:class="chart:bar">
            <chart:data-point chart:repeated="9"/>
          </chart:series>
          <chart:series chart:style-name="ch11" chart:values-cell-range-address="Sheet1.G3:Sheet1.G11" chart:label-cell-address="Sheet1.G2:Sheet1.G2" chart:class="chart:bar">
            <chart:data-point chart:repeated="9"/>
          </chart:series>
          <chart:series chart:style-name="ch12" chart:values-cell-range-address="Sheet1.H3:Sheet1.H11" chart:label-cell-address="Sheet1.H2:Sheet1.H2" chart:class="chart:bar">
            <chart:data-point chart:repeated="9"/>
          </chart:series>
          <chart:series chart:style-name="ch13" chart:values-cell-range-address="Sheet1.I3:Sheet1.I11" chart:label-cell-address="Sheet1.I2:Sheet1.I2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</text:p>
                <draw:g>
                  <svg:desc>Sheet1.C2:Sheet1.C2</svg:desc>
                </draw:g>
              </table:table-cell>
              <table:table-cell office:value-type="string">
                <text:p>-</text:p>
                <draw:g>
                  <svg:desc>Sheet1.D2:Sheet1.D2</svg:desc>
                </draw:g>
              </table:table-cell>
              <table:table-cell office:value-type="string">
                <text:p>-</text:p>
                <draw:g>
                  <svg:desc>Sheet1.E2:Sheet1.E2</svg:desc>
                </draw:g>
              </table:table-cell>
              <table:table-cell office:value-type="string">
                <text:p>REF 15</text:p>
                <draw:g>
                  <svg:desc>Sheet1.F2:Sheet1.F2</svg:desc>
                </draw:g>
              </table:table-cell>
              <table:table-cell office:value-type="string">
                <text:p>REF 31</text:p>
                <draw:g>
                  <svg:desc>Sheet1.G2:Sheet1.G2</svg:desc>
                </draw:g>
              </table:table-cell>
              <table:table-cell office:value-type="string">
                <text:p>REF 47</text:p>
                <draw:g>
                  <svg:desc>Sheet1.H2:Sheet1.H2</svg:desc>
                </draw:g>
              </table:table-cell>
              <table:table-cell office:value-type="string">
                <text:p>REF 63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es</text:p>
                <draw:g>
                  <svg:desc>Sheet1.B3:Sheet1.B11</svg:desc>
                </draw:g>
              </table:table-cell>
              <table:table-cell office:value-type="float" office:value="0.112325631">
                <text:p>0.112325631</text:p>
                <draw:g>
                  <svg:desc>Sheet1.C3:Sheet1.C11</svg:desc>
                </draw:g>
              </table:table-cell>
              <table:table-cell office:value-type="float" office:value="NaN">
                <text:p>NaN</text:p>
                <draw:g>
                  <svg:desc>Sheet1.D3:Sheet1.D11</svg:desc>
                </draw:g>
              </table:table-cell>
              <table:table-cell office:value-type="float" office:value="NaN">
                <text:p>NaN</text:p>
                <draw:g>
                  <svg:desc>Sheet1.E3:Sheet1.E11</svg:desc>
                </draw:g>
              </table:table-cell>
              <table:table-cell office:value-type="float" office:value="0.4175713">
                <text:p>0.4175713</text:p>
                <draw:g>
                  <svg:desc>Sheet1.F3:Sheet1.F11</svg:desc>
                </draw:g>
              </table:table-cell>
              <table:table-cell office:value-type="float" office:value="0.3045129">
                <text:p>0.3045129</text:p>
                <draw:g>
                  <svg:desc>Sheet1.G3:Sheet1.G11</svg:desc>
                </draw:g>
              </table:table-cell>
              <table:table-cell office:value-type="float" office:value="0.250077">
                <text:p>0.250077</text:p>
                <draw:g>
                  <svg:desc>Sheet1.H3:Sheet1.H11</svg:desc>
                </draw:g>
              </table:table-cell>
              <table:table-cell office:value-type="float" office:value="0.233432">
                <text:p>0.233432</text:p>
                <draw:g>
                  <svg:desc>Sheet1.I3:Sheet1.I11</svg:desc>
                </draw:g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0557360259999998">
                <text:p>0.055736025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4495">
                <text:p>0.2674495</text:p>
              </table:table-cell>
              <table:table-cell office:value-type="float" office:value="0.2631038">
                <text:p>0.2631038</text:p>
              </table:table-cell>
              <table:table-cell office:value-type="float" office:value="0.2529314">
                <text:p>0.2529314</text:p>
              </table:table-cell>
              <table:table-cell office:value-type="float" office:value="0.253857">
                <text:p>0.253857</text:p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0.0433253070000001">
                <text:p>0.043325307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44413">
                <text:p>0.2844413</text:p>
              </table:table-cell>
              <table:table-cell office:value-type="float" office:value="0.2846652">
                <text:p>0.2846652</text:p>
              </table:table-cell>
              <table:table-cell office:value-type="float" office:value="0.292395">
                <text:p>0.292395</text:p>
              </table:table-cell>
              <table:table-cell office:value-type="float" office:value="0.3058131">
                <text:p>0.3058131</text:p>
              </table:table-cell>
            </table:table-row>
            <table:table-row>
              <table:table-cell office:value-type="string">
                <text:p>prospero_compile</text:p>
              </table:table-cell>
              <table:table-cell office:value-type="float" office:value="0.0408409709999996">
                <text:p>0.040840970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3702">
                <text:p>0.2373702</text:p>
              </table:table-cell>
              <table:table-cell office:value-type="float" office:value="0.2409712">
                <text:p>0.2409712</text:p>
              </table:table-cell>
              <table:table-cell office:value-type="float" office:value="0.2522196">
                <text:p>0.2522196</text:p>
              </table:table-cell>
              <table:table-cell office:value-type="float" office:value="0.2610543">
                <text:p>0.2610543</text:p>
              </table:table-cell>
            </table:table-row>
            <table:table-row>
              <table:table-cell office:value-type="string">
                <text:p>prospero_eval</text:p>
              </table:table-cell>
              <table:table-cell office:value-type="float" office:value="0.090058278">
                <text:p>0.090058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9054">
                <text:p>0.3369054</text:p>
              </table:table-cell>
              <table:table-cell office:value-type="float" office:value="0.3379298">
                <text:p>0.3379298</text:p>
              </table:table-cell>
              <table:table-cell office:value-type="float" office:value="0.3315671">
                <text:p>0.3315671</text:p>
              </table:table-cell>
              <table:table-cell office:value-type="float" office:value="0.341696">
                <text:p>0.341696</text:p>
              </table:table-cell>
            </table:table-row>
            <table:table-row>
              <table:table-cell office:value-type="string">
                <text:p>rand_sort</text:p>
              </table:table-cell>
              <table:table-cell office:value-type="float" office:value="0.0524639440000001">
                <text:p>0.052463944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8687">
                <text:p>0.3718687</text:p>
              </table:table-cell>
              <table:table-cell office:value-type="float" office:value="0.3577844">
                <text:p>0.3577844</text:p>
              </table:table-cell>
              <table:table-cell office:value-type="float" office:value="0.3594887">
                <text:p>0.3594887</text:p>
              </table:table-cell>
              <table:table-cell office:value-type="float" office:value="0.3596374">
                <text:p>0.3596374</text:p>
              </table:table-cell>
            </table:table-row>
            <table:table-row>
              <table:table-cell office:value-type="string">
                <text:p>rapier</text:p>
              </table:table-cell>
              <table:table-cell office:value-type="float" office:value="0.041115562">
                <text:p>0.041115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0006">
                <text:p>0.2690006</text:p>
              </table:table-cell>
              <table:table-cell office:value-type="float" office:value="0.2653272">
                <text:p>0.2653272</text:p>
              </table:table-cell>
              <table:table-cell office:value-type="float" office:value="0.2642514">
                <text:p>0.2642514</text:p>
              </table:table-cell>
              <table:table-cell office:value-type="float" office:value="0.2730099">
                <text:p>0.2730099</text:p>
              </table:table-cell>
            </table:table-row>
            <table:table-row>
              <table:table-cell office:value-type="string">
                <text:p>regex</text:p>
              </table:table-cell>
              <table:table-cell office:value-type="float" office:value="0.027027317">
                <text:p>0.02702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2241">
                <text:p>0.2752241</text:p>
              </table:table-cell>
              <table:table-cell office:value-type="float" office:value="0.2770721">
                <text:p>0.2770721</text:p>
              </table:table-cell>
              <table:table-cell office:value-type="float" office:value="0.2861402">
                <text:p>0.2861402</text:p>
              </table:table-cell>
              <table:table-cell office:value-type="float" office:value="0.2929583">
                <text:p>0.2929583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0.0721204459999999">
                <text:p>0.072120445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2603">
                <text:p>0.2562603</text:p>
              </table:table-cell>
              <table:table-cell office:value-type="float" office:value="0.2485032">
                <text:p>0.2485032</text:p>
              </table:table-cell>
              <table:table-cell office:value-type="float" office:value="0.248099">
                <text:p>0.248099</text:p>
              </table:table-cell>
              <table:table-cell office:value-type="float" office:value="0.2496312">
                <text:p>0.2496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4498df292cc7b696862cd17d793f3e8fd1382c8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